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ourier New" svg:font-family="'Courier New'" style:font-family-generic="modern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Symbol" svg:font-family="Symbol" style:font-family-generic="decorative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decorative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Text_20_body">
      <style:text-properties fo:font-size="12pt" style:font-size-asian="12pt"/>
    </style:style>
    <style:style style:name="P4" style:family="paragraph" style:parent-style-name="Text_20_body">
      <style:text-properties fo:font-size="12pt" officeooo:paragraph-rsid="000b29a8" style:font-size-asian="12pt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paragraph-rsid="000a21b8" style:font-size-asian="14pt" style:font-weight-asian="bold" style:font-weight-complex="bold"/>
    </style:style>
    <style:style style:name="P6" style:family="paragraph" style:parent-style-name="Standard">
      <style:text-properties officeooo:paragraph-rsid="000a21b8"/>
    </style:style>
    <style:style style:name="P7" style:family="paragraph" style:parent-style-name="Standard">
      <style:text-properties fo:font-weight="bold" officeooo:paragraph-rsid="000a21b8" style:font-weight-asian="bold" style:font-weight-complex="bold"/>
    </style:style>
    <style:style style:name="P8" style:family="paragraph" style:parent-style-name="Standard">
      <style:text-properties fo:font-weight="bold" officeooo:paragraph-rsid="000b29a8" style:font-weight-asian="bold" style:font-weight-complex="bold"/>
    </style:style>
    <style:style style:name="P9" style:family="paragraph" style:parent-style-name="Standard">
      <style:text-properties officeooo:paragraph-rsid="000b29a8"/>
    </style:style>
    <style:style style:name="P10" style:family="paragraph" style:parent-style-name="Text_20_body">
      <style:text-properties officeooo:paragraph-rsid="000a21b8"/>
    </style:style>
    <style:style style:name="P11" style:family="paragraph" style:parent-style-name="Text_20_body">
      <style:text-properties fo:font-size="12pt" officeooo:paragraph-rsid="000a21b8" style:font-size-asian="12pt"/>
    </style:style>
    <style:style style:name="P12" style:family="paragraph" style:parent-style-name="Text_20_body">
      <style:text-properties fo:font-size="12pt" officeooo:paragraph-rsid="000be8b8" style:font-size-asian="12pt"/>
    </style:style>
    <style:style style:name="T1" style:family="text">
      <style:text-properties officeooo:rsid="000a21b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b29a8"/>
    </style:style>
    <style:style style:name="T4" style:family="text">
      <style:text-properties fo:font-weight="bold" officeooo:rsid="000b29a8" style:font-weight-asian="bold" style:font-weight-complex="bold"/>
    </style:style>
    <style:style style:name="T5" style:family="text">
      <style:text-properties fo:font-size="12pt" style:font-size-asian="12pt"/>
    </style:style>
    <style:style style:name="T6" style:family="text">
      <style:text-properties fo:font-size="12pt" officeooo:rsid="000a21b8" style:font-size-asian="12pt"/>
    </style:style>
    <style:style style:name="T7" style:family="text">
      <style:text-properties fo:font-family="'Nimbus Sans'" style:font-family-generic="swiss" style:font-pitch="variable" fo:font-weight="bold" officeooo:rsid="000a21b8" style:font-weight-asian="bold" style:font-weight-complex="bold"/>
    </style:style>
    <style:style style:name="T8" style:family="text">
      <style:text-properties fo:font-size="12pt" officeooo:rsid="000b29a8" style:font-size-asian="12pt"/>
    </style:style>
    <style:style style:name="T9" style:family="text">
      <style:text-properties fo:font-family="'Nimbus Sans'" style:font-family-generic="swiss" style:font-pitch="variable" fo:font-weight="bold" officeooo:rsid="000b29a8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ogetto MotorMindHub</text:span> </text:p>
      <text:p text:style-name="P1"/>
      <text:p text:style-name="P1">Scheda Informativa</text:p>
      <text:p text:style-name="Standard"/>
      <text:p text:style-name="Standard"/>
      <text:p text:style-name="Standard"><text:span text:style-name="T2">Nome</text:span>: __________<text:span text:style-name="T1">Dante</text:span>_________________</text:p>
      <text:p text:style-name="Standard"/>
      <text:p text:style-name="Standard"><text:span text:style-name="T2">Cognome</text:span>: ________<text:span text:style-name="T1">Varek</text:span>________________</text:p>
      <text:p text:style-name="Standard"/>
      <text:p text:style-name="Standard"><text:span text:style-name="T2">E-mail</text:span>: ______dantevartek.steam675@slmail.me___________</text:p>
      <text:p text:style-name="Standard"/>
      <text:p text:style-name="Standard"/>
      <text:p text:style-name="Standard"/>
      <text:p text:style-name="Standard"/>
      <text:p text:style-name="Standard"><text:span text:style-name="T2">Tecnologie Conosciute (linguaggi di programmazione, ambienti di sviluppo, sistemi di gestione di basi di dati, etc.):</text:span></text:p>
      <text:p text:style-name="P2"/>
      <text:p text:style-name="P2">___<text:span text:style-name="T3">C, C++, Python, Java, HTML, CSS, JavaScript, XML, Spring, Cloud, SQL </text:span>____</text:p>
      <text:p text:style-name="P2"/>
      <text:p text:style-name="P2">____<text:span text:style-name="T3">Eclipse, nano, vim, IntellijIdea, Pycharm, Netbeans, Vscode, Kate</text:span>__<text:span text:style-name="T3">__</text:span>________</text:p>
      <text:p text:style-name="P2"/>
      <text:p text:style-name="Standard"><text:span text:style-name="T2">_____</text:span><text:span text:style-name="T4">Linux Intermedio, Windows, __________</text:span><text:span text:style-name="T2">________________________________</text:span></text:p>
      <text:p text:style-name="P2"/>
      <text:p text:style-name="P2">________________________________________________________________________</text:p>
      <text:p text:style-name="P2"/>
      <text:p text:style-name="P2">________________________________________________________________________</text:p>
      <text:p text:style-name="P2"/>
      <text:p text:style-name="P2"/>
      <text:p text:style-name="P2"/>
      <text:p text:style-name="Text_20_body"><text:span text:style-name="T5">Il/La sottoscritto/a __________</text:span><text:span text:style-name="T6">Dante Varek</text:span><text:span text:style-name="T5">______ dichiara di essere informato/a, ai sensi e per gli effetti della normativa vigente, che i dati personali raccolti saranno trattati, anche con strumenti informatici, esclusivamente nell’ambito del corso e pertanto esprime il proprio consenso al trattamento degli stessi dati.</text:span></text:p>
      <text:p text:style-name="P3"/>
      <text:p text:style-name="P3"/>
      <text:p text:style-name="P3">Data ____________<text:span text:style-name="T3">9/01/2026</text:span>_____________<text:tab/><text:tab/><text:tab/><text:tab/><text:tab/>Firma</text:p>
      <text:p text:style-name="P3"/>
      <text:p text:style-name="P4"><text:tab/><text:tab/><text:tab/><text:tab/><text:tab/><text:tab/><text:tab/><text:tab/><text:tab/><text:tab/> <text:s text:c="6"/><text:span text:style-name="T7">Dante Varek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<text:span text:style-name="T1">Progetto MotorMindHub</text:span> </text:p>
      <text:p text:style-name="P5"/>
      <text:p text:style-name="P5">Scheda Informativa</text:p>
      <text:p text:style-name="P6"/>
      <text:p text:style-name="P6"/>
      <text:p text:style-name="P6"><text:span text:style-name="T2">Nome</text:span>: _________<text:span text:style-name="T1">Harlan</text:span>__________________</text:p>
      <text:p text:style-name="P6"/>
      <text:p text:style-name="P6"><text:span text:style-name="T2">Cognome</text:span>: ________<text:span text:style-name="T1">Koda</text:span>________________</text:p>
      <text:p text:style-name="P6"/>
      <text:p text:style-name="P6"><text:span text:style-name="T2">E-mail</text:span>: ___________harlankoda.scoured753@silomails.com___</text:p>
      <text:p text:style-name="P6"/>
      <text:p text:style-name="P6"/>
      <text:p text:style-name="P6"/>
      <text:p text:style-name="P6"/>
      <text:p text:style-name="P6"><text:span text:style-name="T2">Tecnologie Conosciute (linguaggi di programmazione, ambienti di sviluppo, sistemi di gestione di basi di dati, etc.):</text:span></text:p>
      <text:p text:style-name="P7"/>
      <text:p text:style-name="P8">___<text:span text:style-name="T3">C, C++, Python, Java, HTML, CSS, JavaScript, XML, Spring, Cloud, SQL </text:span>____</text:p>
      <text:p text:style-name="P8"/>
      <text:p text:style-name="P8">____<text:span text:style-name="T3">Eclipse, nano, vim, IntellijIdea, Pycharm, Netbeans, Vscode, Kate</text:span>__<text:span text:style-name="T3">__</text:span>________</text:p>
      <text:p text:style-name="P8"/>
      <text:p text:style-name="P9"><text:span text:style-name="T2">_____</text:span><text:span text:style-name="T4">Linux Intermedio, Windows, __________</text:span><text:span text:style-name="T2">________________________________</text:span></text:p>
      <text:p text:style-name="P8"/>
      <text:p text:style-name="P8">________________________________________________________________________</text:p>
      <text:p text:style-name="P8"/>
      <text:p text:style-name="P8">________________________________________________________________________</text:p>
      <text:p text:style-name="P7"/>
      <text:p text:style-name="P7"/>
      <text:p text:style-name="P7"/>
      <text:p text:style-name="P10"><text:span text:style-name="T5">Il/La sottoscritto/a ________</text:span><text:span text:style-name="T6">Harlan Koda</text:span><text:span text:style-name="T5">__________ dichiara di essere informato/a, ai sensi e per gli effetti della normativa vigente, che i dati personali raccolti saranno trattati, anche con strumenti informatici, esclusivamente nell’ambito del corso e pertanto esprime il proprio consenso al trattamento degli stessi dati.</text:span></text:p>
      <text:p text:style-name="P11"/>
      <text:p text:style-name="P11"/>
      <text:p text:style-name="P4">Data ____________<text:span text:style-name="T3">9/01/2026</text:span>_____________<text:tab/><text:tab/><text:tab/><text:tab/><text:tab/>Firma</text:p>
      <text:p text:style-name="P4"/>
      <text:p text:style-name="P12"><text:tab/><text:tab/><text:tab/><text:tab/><text:tab/><text:tab/><text:tab/><text:tab/><text:tab/><text:tab/> <text:s text:c="6"/><text:span text:style-name="T7">Harlan Koda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"><text:soft-page-break/><text:span text:style-name="T1">Progetto MotorMindHub</text:span> </text:p>
      <text:p text:style-name="P5"/>
      <text:p text:style-name="P5">Scheda Informativa</text:p>
      <text:p text:style-name="P6"/>
      <text:p text:style-name="P6"/>
      <text:p text:style-name="P6"><text:span text:style-name="T2">Nome</text:span>: ___________<text:span text:style-name="T1">Victor</text:span>________________</text:p>
      <text:p text:style-name="P6"/>
      <text:p text:style-name="P6"><text:span text:style-name="T2">Cognome</text:span>: ________<text:span text:style-name="T1">Thorne</text:span>________________</text:p>
      <text:p text:style-name="P6"/>
      <text:p text:style-name="P6"><text:span text:style-name="T2">E-mail</text:span>: ______victorthorne.reveler933@simplelogin.com__________</text:p>
      <text:p text:style-name="P6"/>
      <text:p text:style-name="P6"/>
      <text:p text:style-name="P6"/>
      <text:p text:style-name="P6"/>
      <text:p text:style-name="P6"><text:span text:style-name="T2">Tecnologie Conosciute (linguaggi di programmazione, ambienti di sviluppo, sistemi di gestione di basi di dati, etc.):</text:span></text:p>
      <text:p text:style-name="P7"/>
      <text:p text:style-name="P8">___<text:span text:style-name="T3">C, C++, Python, Java, HTML, CSS, JavaScript, XML, Spring, Cloud, SQL </text:span>____</text:p>
      <text:p text:style-name="P8"/>
      <text:p text:style-name="P8">____<text:span text:style-name="T3">Eclipse, nano, vim, IntellijIdea, Pycharm, Netbeans, Vscode, Kate</text:span>__<text:span text:style-name="T3">__</text:span>________</text:p>
      <text:p text:style-name="P8"/>
      <text:p text:style-name="P9"><text:span text:style-name="T2">_____</text:span><text:span text:style-name="T4">Linux Intermedio, Windows, __________</text:span><text:span text:style-name="T2">________________________________</text:span></text:p>
      <text:p text:style-name="P8"/>
      <text:p text:style-name="P8">________________________________________________________________________</text:p>
      <text:p text:style-name="P8"/>
      <text:p text:style-name="P8">________________________________________________________________________</text:p>
      <text:p text:style-name="P7"/>
      <text:p text:style-name="P7"/>
      <text:p text:style-name="P7"/>
      <text:p text:style-name="P10"><text:span text:style-name="T5">Il/La sottoscritto/a ___________</text:span><text:span text:style-name="T6">Victor Thorne</text:span><text:span text:style-name="T5">__________ dichiara di essere informato/a, ai sensi e per gli effetti della normativa vigente, che i dati personali raccolti saranno trattati, anche con strumenti informatici, esclusivamente nell’ambito del corso e pertanto esprime il proprio consenso al trattamento degli stessi dati.</text:span></text:p>
      <text:p text:style-name="P11"/>
      <text:p text:style-name="P11"/>
      <text:p text:style-name="P4">Data ____________<text:span text:style-name="T3">9/01/2026</text:span>_____________<text:tab/><text:tab/><text:tab/><text:tab/><text:tab/>Firma</text:p>
      <text:p text:style-name="P4"/>
      <text:p text:style-name="P12"><text:tab/><text:tab/><text:tab/><text:tab/><text:tab/><text:tab/><text:tab/><text:tab/><text:tab/><text:tab/> <text:s text:c="5"/><text:span text:style-name="T7">Victor Thorne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"><text:soft-page-break/><text:span text:style-name="T1">Progetto MotorMindHub</text:span> </text:p>
      <text:p text:style-name="P5"/>
      <text:p text:style-name="P5">Scheda Informativa</text:p>
      <text:p text:style-name="P6"/>
      <text:p text:style-name="P6"/>
      <text:p text:style-name="P6"><text:span text:style-name="T2">Nome</text:span>: ____________<text:span text:style-name="T1">Igor</text:span>_______________</text:p>
      <text:p text:style-name="P6"/>
      <text:p text:style-name="P6"><text:span text:style-name="T2">Cognome</text:span>: ________<text:span text:style-name="T1">Dragan</text:span>________________</text:p>
      <text:p text:style-name="P6"/>
      <text:p text:style-name="P6"><text:span text:style-name="T2">E-mail</text:span>: ________igordragan.many609@aleeas.com____________</text:p>
      <text:p text:style-name="P6"/>
      <text:p text:style-name="P6"/>
      <text:p text:style-name="P6"/>
      <text:p text:style-name="P6"/>
      <text:p text:style-name="P6"><text:span text:style-name="T2">Tecnologie Conosciute (linguaggi di programmazione, ambienti di sviluppo, sistemi di gestione di basi di dati, etc.):</text:span></text:p>
      <text:p text:style-name="P7"/>
      <text:p text:style-name="P8">___<text:span text:style-name="T3">C, C++, Python, Java, HTML, CSS, JavaScript, XML, Spring, Cloud, SQL </text:span>____</text:p>
      <text:p text:style-name="P8"/>
      <text:p text:style-name="P8">____<text:span text:style-name="T3">Eclipse, nano, vim, IntellijIdea, Pycharm, Netbeans, Vscode, Kate</text:span>__<text:span text:style-name="T3">__</text:span>________</text:p>
      <text:p text:style-name="P8"/>
      <text:p text:style-name="P9"><text:span text:style-name="T2">_____</text:span><text:span text:style-name="T4">Linux Intermedio, Windows, __________</text:span><text:span text:style-name="T2">________________________________</text:span></text:p>
      <text:p text:style-name="P8"/>
      <text:p text:style-name="P8">________________________________________________________________________</text:p>
      <text:p text:style-name="P8"/>
      <text:p text:style-name="P8">________________________________________________________________________</text:p>
      <text:p text:style-name="P7"/>
      <text:p text:style-name="P7"/>
      <text:p text:style-name="P10"><text:span text:style-name="T5">Il/La sottoscritto/a _________</text:span><text:span text:style-name="T6">Igor Dragan</text:span><text:span text:style-name="T5">____________ dichiara di essere informato/a, ai sensi e per gli effetti della normativa vigente, che i dati personali raccolti saranno trattati, anche con strumenti informatici, esclusivamente nell’ambito del corso e pertanto esprime il proprio consenso al trattamento degli stessi dati.</text:span></text:p>
      <text:p text:style-name="P11"/>
      <text:p text:style-name="P11"/>
      <text:p text:style-name="P4">Data ____________<text:span text:style-name="T3">9/01/2026</text:span>_____________<text:tab/><text:tab/><text:tab/><text:tab/><text:tab/>Firma</text:p>
      <text:p text:style-name="P4"/>
      <text:p text:style-name="P12"><text:tab/><text:tab/><text:tab/><text:tab/><text:tab/><text:tab/><text:tab/><text:tab/><text:tab/><text:tab/> <text:s text:c="6"/><text:span text:style-name="T7">Igor Dragan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"/>
      <text:p text:style-name="P5"><text:soft-page-break/><text:span text:style-name="T1">Progetto MotorMindHub</text:span> </text:p>
      <text:p text:style-name="P5"/>
      <text:p text:style-name="P5">Scheda Informativa</text:p>
      <text:p text:style-name="P6"/>
      <text:p text:style-name="P6"/>
      <text:p text:style-name="P6"><text:span text:style-name="T2">Nome</text:span>: _________<text:span text:style-name="T1">Niklas</text:span>__________________</text:p>
      <text:p text:style-name="P6"/>
      <text:p text:style-name="P6"><text:span text:style-name="T2">Cognome</text:span>: _______<text:span text:style-name="T1">Soren</text:span>_________________</text:p>
      <text:p text:style-name="P6"/>
      <text:p text:style-name="P6"><text:span text:style-name="T2">E-mail</text:span>: ____niklassoren.degree068@aleeas.com____________</text:p>
      <text:p text:style-name="P6"/>
      <text:p text:style-name="P6"/>
      <text:p text:style-name="P6"/>
      <text:p text:style-name="P6"/>
      <text:p text:style-name="P6"><text:span text:style-name="T2">Tecnologie Conosciute (linguaggi di programmazione, ambienti di sviluppo, sistemi di gestione di basi di dati, etc.):</text:span></text:p>
      <text:p text:style-name="P7"/>
      <text:p text:style-name="P8">___<text:span text:style-name="T3">C, C++, Python, Java, HTML, CSS, JavaScript, XML, Spring, Cloud, SQL </text:span>____</text:p>
      <text:p text:style-name="P8"/>
      <text:p text:style-name="P8">____<text:span text:style-name="T3">Eclipse, nano, vim, IntellijIdea, Pycharm, Netbeans, Vscode, Kate</text:span>__<text:span text:style-name="T3">__</text:span>________</text:p>
      <text:p text:style-name="P8"/>
      <text:p text:style-name="P9"><text:span text:style-name="T2">_____</text:span><text:span text:style-name="T4">Linux Intermedio, Windows, __________</text:span><text:span text:style-name="T2">________________________________</text:span></text:p>
      <text:p text:style-name="P8"/>
      <text:p text:style-name="P8">________________________________________________________________________</text:p>
      <text:p text:style-name="P8"/>
      <text:p text:style-name="P8">________________________________________________________________________</text:p>
      <text:p text:style-name="P7"/>
      <text:p text:style-name="P7"/>
      <text:p text:style-name="P10"><text:span text:style-name="T5">Il/La sottoscritto/a __________</text:span><text:span text:style-name="T6">Niklas Soren</text:span><text:span text:style-name="T5">___________ dichiara di essere informato/a, ai sensi e per gli effetti della normativa vigente, che i dati personali raccolti saranno trattati, anche con strumenti informatici, esclusivamente nell’ambito del corso e pertanto esprime il proprio consenso al trattamento degli stessi dati.</text:span></text:p>
      <text:p text:style-name="P11"/>
      <text:p text:style-name="P11"/>
      <text:p text:style-name="P4">Data ____________<text:span text:style-name="T3">9/01/2026</text:span>_____________<text:tab/><text:tab/><text:tab/><text:tab/><text:tab/>Firma</text:p>
      <text:p text:style-name="P4"/>
      <text:p text:style-name="P12"><text:tab/><text:tab/><text:tab/><text:tab/><text:tab/><text:tab/><text:tab/><text:tab/><text:tab/><text:tab/> <text:s text:c="6"/><text:span text:style-name="T7">Niklas Soren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"/>
      <text:p text:style-name="P5"><text:soft-page-break/><text:span text:style-name="T1">Progetto MotorMindHub</text:span> </text:p>
      <text:p text:style-name="P5"/>
      <text:p text:style-name="P5">Scheda Informativa</text:p>
      <text:p text:style-name="P6"/>
      <text:p text:style-name="P6"/>
      <text:p text:style-name="P6"><text:span text:style-name="T2">Nome</text:span>: _____________<text:span text:style-name="T1">Lukas</text:span>______________</text:p>
      <text:p text:style-name="P6"/>
      <text:p text:style-name="P6"><text:span text:style-name="T2">Cognome</text:span>: __________<text:span text:style-name="T1">Merrick</text:span>______________</text:p>
      <text:p text:style-name="P6"/>
      <text:p text:style-name="P6"><text:span text:style-name="T2">E-mail</text:span>: ______lukasmerrick.primp456@silomails.com________</text:p>
      <text:p text:style-name="P6"/>
      <text:p text:style-name="P6"/>
      <text:p text:style-name="P6"/>
      <text:p text:style-name="P6"/>
      <text:p text:style-name="P6"><text:span text:style-name="T2">Tecnologie Conosciute (linguaggi di programmazione, ambienti di sviluppo, sistemi di gestione di basi di dati, etc.):</text:span></text:p>
      <text:p text:style-name="P7"/>
      <text:p text:style-name="P8">___<text:span text:style-name="T3">C, C++, Python, Java, HTML, CSS, JavaScript, XML, Spring, Cloud, SQL </text:span>____</text:p>
      <text:p text:style-name="P8"/>
      <text:p text:style-name="P8">____<text:span text:style-name="T3">Eclipse, nano, vim, IntellijIdea, Pycharm, Netbeans, Vscode, Kate</text:span>__<text:span text:style-name="T3">__</text:span>________</text:p>
      <text:p text:style-name="P8"/>
      <text:p text:style-name="P9"><text:span text:style-name="T2">_____</text:span><text:span text:style-name="T4">Linux Intermedio, Windows, __________</text:span><text:span text:style-name="T2">________________________________</text:span></text:p>
      <text:p text:style-name="P8"/>
      <text:p text:style-name="P8">________________________________________________________________________</text:p>
      <text:p text:style-name="P8"/>
      <text:p text:style-name="P8">________________________________________________________________________</text:p>
      <text:p text:style-name="P7"/>
      <text:p text:style-name="P7"/>
      <text:p text:style-name="P7"/>
      <text:p text:style-name="P10"><text:span text:style-name="T5">Il/La sottoscritto/a _________</text:span><text:span text:style-name="T6">Lukas Merrick</text:span><text:span text:style-name="T5">____________ dichiara di essere informato/a, ai sensi e per gli effetti della normativa vigente, che i dati personali raccolti saranno trattati, anche con strumenti informatici, esclusivamente nell’ambito del corso e pertanto esprime il proprio consenso al trattamento degli stessi dati.</text:span></text:p>
      <text:p text:style-name="P11"/>
      <text:p text:style-name="P11"/>
      <text:p text:style-name="P12">Data ____________<text:span text:style-name="T3">9/01/2026</text:span>_____________<text:tab/><text:tab/><text:tab/><text:tab/><text:tab/>Firma</text:p>
      <text:p text:style-name="P12"/>
      <text:p text:style-name="P12"><text:tab/><text:tab/><text:tab/><text:tab/><text:tab/><text:tab/><text:tab/><text:tab/><text:tab/><text:tab/> <text:s text:c="4"/><text:span text:style-name="T7">Lukas Merrick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"><text:soft-page-break/><text:span text:style-name="T1">Progetto MotorMindHub</text:span> </text:p>
      <text:p text:style-name="P5"/>
      <text:p text:style-name="P5">Scheda Informativa</text:p>
      <text:p text:style-name="P6"/>
      <text:p text:style-name="P6"/>
      <text:p text:style-name="P6"><text:span text:style-name="T2">Nome</text:span>: __________<text:span text:style-name="T1">Malik</text:span>_________________</text:p>
      <text:p text:style-name="P6"/>
      <text:p text:style-name="P6"><text:span text:style-name="T2">Cognome</text:span>: ________<text:span text:style-name="T1">Al-Farsi</text:span>________________</text:p>
      <text:p text:style-name="P6"/>
      <text:p text:style-name="P6"><text:span text:style-name="T2">E-mail</text:span>: _______malikal-farsi.foe487@silomails.com________</text:p>
      <text:p text:style-name="P6"/>
      <text:p text:style-name="P6"/>
      <text:p text:style-name="P6"/>
      <text:p text:style-name="P6"/>
      <text:p text:style-name="P6"><text:span text:style-name="T2">Tecnologie Conosciute (linguaggi di programmazione, ambienti di sviluppo, sistemi di gestione di basi di dati, etc.):</text:span></text:p>
      <text:p text:style-name="P7"/>
      <text:p text:style-name="P8">___<text:span text:style-name="T3">C, C++, Python, Java, HTML, CSS, JavaScript, XML, Spring, Cloud, SQL </text:span>____</text:p>
      <text:p text:style-name="P8"/>
      <text:p text:style-name="P8">____<text:span text:style-name="T3">Eclipse, nano, vim, IntellijIdea, Pycharm, Netbeans, Vscode, Kate</text:span>__<text:span text:style-name="T3">__</text:span>________</text:p>
      <text:p text:style-name="P8"/>
      <text:p text:style-name="P9"><text:span text:style-name="T2">_____</text:span><text:span text:style-name="T4">Linux Intermedio, Windows, __________</text:span><text:span text:style-name="T2">________________________________</text:span></text:p>
      <text:p text:style-name="P8"/>
      <text:p text:style-name="P8">________________________________________________________________________</text:p>
      <text:p text:style-name="P8"/>
      <text:p text:style-name="P8">________________________________________________________________________</text:p>
      <text:p text:style-name="P7"/>
      <text:p text:style-name="P7"/>
      <text:p text:style-name="P7"/>
      <text:p text:style-name="P10"><text:span text:style-name="T5">Il/La sottoscritto/a _________</text:span><text:span text:style-name="T6">Malik Al-Farsi</text:span><text:span text:style-name="T5">__________ dichiara di essere informato/a, ai sensi e per gli effetti della normativa vigente, che i dati personali raccolti saranno trattati, anche con strumenti informatici, esclusivamente nell’ambito del corso e pertanto esprime il proprio consenso al trattamento degli stessi dati.</text:span></text:p>
      <text:p text:style-name="P11"/>
      <text:p text:style-name="P11"/>
      <text:p text:style-name="P12">Data ____________<text:span text:style-name="T3">9/01/2026</text:span>_____________<text:tab/><text:tab/><text:tab/><text:tab/><text:tab/>Firma</text:p>
      <text:p text:style-name="P12"/>
      <text:p text:style-name="P12"><text:tab/><text:tab/><text:tab/><text:tab/><text:tab/><text:tab/><text:tab/><text:tab/><text:tab/><text:tab/> <text:s text:c="4"/><text:span text:style-name="T7">Malik Al-Farsi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"><text:soft-page-break/><text:span text:style-name="T1">Progetto MotorMindHub</text:span> </text:p>
      <text:p text:style-name="P5"/>
      <text:p text:style-name="P5">Scheda Informativa</text:p>
      <text:p text:style-name="P6"/>
      <text:p text:style-name="P6"/>
      <text:p text:style-name="P6"><text:span text:style-name="T2">Nome</text:span>: ___________<text:span text:style-name="T1">Lennox</text:span>________________</text:p>
      <text:p text:style-name="P6"/>
      <text:p text:style-name="P6"><text:span text:style-name="T2">Cognome</text:span>: __________<text:span text:style-name="T1">Frost</text:span>______________</text:p>
      <text:p text:style-name="P6"/>
      <text:p text:style-name="P6"><text:span text:style-name="T2">E-mail</text:span>: _____lennoxfrost.emote034@aleeas.com___________</text:p>
      <text:p text:style-name="P6"/>
      <text:p text:style-name="P6"/>
      <text:p text:style-name="P6"/>
      <text:p text:style-name="P6"/>
      <text:p text:style-name="P6"><text:span text:style-name="T2">Tecnologie Conosciute (linguaggi di programmazione, ambienti di sviluppo, sistemi di gestione di basi di dati, etc.):</text:span></text:p>
      <text:p text:style-name="P7"/>
      <text:p text:style-name="P8">___<text:span text:style-name="T3">C, C++, Python, Java, HTML, CSS, JavaScript, XML, Spring, Cloud, SQL </text:span>____</text:p>
      <text:p text:style-name="P8"/>
      <text:p text:style-name="P8">____<text:span text:style-name="T3">Eclipse, nano, vim, IntellijIdea, Pycharm, Netbeans, Vscode, Kate</text:span>__<text:span text:style-name="T3">__</text:span>________</text:p>
      <text:p text:style-name="P8"/>
      <text:p text:style-name="P9"><text:span text:style-name="T2">_____</text:span><text:span text:style-name="T4">Linux Intermedio, Windows, __________</text:span><text:span text:style-name="T2">________________________________</text:span></text:p>
      <text:p text:style-name="P8"/>
      <text:p text:style-name="P8">________________________________________________________________________</text:p>
      <text:p text:style-name="P8"/>
      <text:p text:style-name="P8">________________________________________________________________________</text:p>
      <text:p text:style-name="P7"/>
      <text:p text:style-name="P7"/>
      <text:p text:style-name="P7"/>
      <text:p text:style-name="P10"><text:span text:style-name="T5">Il/La sottoscritto/a ________</text:span><text:span text:style-name="T6">Lennox Frost</text:span><text:span text:style-name="T5">___________ dichiara di essere informato/a, ai sensi e per gli effetti della normativa vigente, che i dati personali raccolti saranno trattati, anche con strumenti informatici, esclusivamente nell’ambito del corso e pertanto esprime il proprio consenso al trattamento degli stessi dati.</text:span></text:p>
      <text:p text:style-name="P11"/>
      <text:p text:style-name="P11"/>
      <text:p text:style-name="P12">Data ____________<text:span text:style-name="T3">9/01/2026</text:span>_____________<text:tab/><text:tab/><text:tab/><text:tab/><text:tab/>Firma</text:p>
      <text:p text:style-name="P12"/>
      <text:p text:style-name="P12"><text:tab/><text:tab/><text:tab/><text:tab/><text:tab/><text:tab/><text:tab/><text:tab/><text:tab/><text:tab/> <text:s text:c="5"/><text:span text:style-name="T7">Lennox Frost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"><text:soft-page-break/><text:span text:style-name="T1">Progetto MotorMindHub</text:span> </text:p>
      <text:p text:style-name="P5"/>
      <text:p text:style-name="P5">Scheda Informativa</text:p>
      <text:p text:style-name="P6"/>
      <text:p text:style-name="P6"/>
      <text:p text:style-name="P6"><text:span text:style-name="T2">Nome</text:span>: ___________<text:span text:style-name="T1">Bastian</text:span>________________</text:p>
      <text:p text:style-name="P6"/>
      <text:p text:style-name="P6"><text:span text:style-name="T2">Cognome</text:span>: _________<text:span text:style-name="T1">Voss</text:span>_______________</text:p>
      <text:p text:style-name="P6"/>
      <text:p text:style-name="P6"><text:span text:style-name="T2">E-mail</text:span>: _____bastianvoss.captive049@slmail.me________</text:p>
      <text:p text:style-name="P6"/>
      <text:p text:style-name="P6"/>
      <text:p text:style-name="P6"/>
      <text:p text:style-name="P6"/>
      <text:p text:style-name="P6"><text:span text:style-name="T2">Tecnologie Conosciute (linguaggi di programmazione, ambienti di sviluppo, sistemi di gestione di basi di dati, etc.):</text:span></text:p>
      <text:p text:style-name="P7"/>
      <text:p text:style-name="P8">___<text:span text:style-name="T3">C, C++, Python, Java, HTML, CSS, JavaScript, XML, Spring, Cloud, SQL </text:span>____</text:p>
      <text:p text:style-name="P8"/>
      <text:p text:style-name="P8">____<text:span text:style-name="T3">Eclipse, nano, vim, IntellijIdea, Pycharm, Netbeans, Vscode, Kate</text:span>__<text:span text:style-name="T3">__</text:span>________</text:p>
      <text:p text:style-name="P8"/>
      <text:p text:style-name="P9"><text:span text:style-name="T2">_____</text:span><text:span text:style-name="T4">Linux Intermedio, Windows, __________</text:span><text:span text:style-name="T2">________________________________</text:span></text:p>
      <text:p text:style-name="P8"/>
      <text:p text:style-name="P8">________________________________________________________________________</text:p>
      <text:p text:style-name="P8"/>
      <text:p text:style-name="P8">________________________________________________________________________</text:p>
      <text:p text:style-name="P7"/>
      <text:p text:style-name="P7"/>
      <text:p text:style-name="P7"/>
      <text:p text:style-name="P10"><text:span text:style-name="T5">Il/La sottoscritto/a _________</text:span><text:span text:style-name="T6">Bastian Voss</text:span><text:span text:style-name="T5">___________ dichiara di essere informato/a, ai sensi e per gli effetti della normativa vigente, che i dati personali raccolti saranno trattati, anche con strumenti informatici, esclusivamente nell’ambito del corso e pertanto esprime il proprio consenso al trattamento degli stessi dati.</text:span></text:p>
      <text:p text:style-name="P11"/>
      <text:p text:style-name="P11"/>
      <text:p text:style-name="P12">Data ____________<text:span text:style-name="T3">9/01/2026</text:span>_____________<text:tab/><text:tab/><text:tab/><text:tab/><text:tab/>Firma</text:p>
      <text:p text:style-name="P12"/>
      <text:p text:style-name="P12"><text:tab/><text:tab/><text:tab/><text:tab/><text:tab/><text:tab/><text:tab/><text:tab/><text:tab/><text:tab/> <text:s text:c="5"/><text:span text:style-name="T7">Bastian Voss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"><text:soft-page-break/><text:span text:style-name="T1">Progetto MotorMindHub</text:span> </text:p>
      <text:p text:style-name="P5"/>
      <text:p text:style-name="P5">Scheda Informativa</text:p>
      <text:p text:style-name="P6"/>
      <text:p text:style-name="P6"/>
      <text:p text:style-name="P6"><text:span text:style-name="T2">Nome</text:span>: ___________<text:span text:style-name="T1">Samuele</text:span>________________</text:p>
      <text:p text:style-name="P6"/>
      <text:p text:style-name="P6"><text:span text:style-name="T2">Cognome</text:span>: __________<text:span text:style-name="T1">Valiante</text:span>______________</text:p>
      <text:p text:style-name="P6"/>
      <text:p text:style-name="P6"><text:span text:style-name="T2">E-mail</text:span>: ______s.valiante4@studenti.unisa.it_______</text:p>
      <text:p text:style-name="P6"/>
      <text:p text:style-name="P6"/>
      <text:p text:style-name="P6"/>
      <text:p text:style-name="P6"/>
      <text:p text:style-name="P6"><text:span text:style-name="T2">Tecnologie Conosciute (linguaggi di programmazione, ambienti di sviluppo, sistemi di gestione di basi di dati, etc.):</text:span></text:p>
      <text:p text:style-name="P7"/>
      <text:p text:style-name="P8">___<text:span text:style-name="T3">C, C++, Python, Java, HTML, CSS, JavaScript, XML, Spring, Cloud, SQL </text:span>____</text:p>
      <text:p text:style-name="P8"/>
      <text:p text:style-name="P8">____<text:span text:style-name="T3">Eclipse, nano, vim, IntellijIdea, Pycharm, Netbeans, Vscode, Kate</text:span>__<text:span text:style-name="T3">__</text:span>________</text:p>
      <text:p text:style-name="P8"/>
      <text:p text:style-name="P9"><text:span text:style-name="T2">_____</text:span><text:span text:style-name="T4">Linux Intermedio, Windows, __________</text:span><text:span text:style-name="T2">________________________________</text:span></text:p>
      <text:p text:style-name="P8"/>
      <text:p text:style-name="P8">________________________________________________________________________</text:p>
      <text:p text:style-name="P8"/>
      <text:p text:style-name="P8">________________________________________________________________________</text:p>
      <text:p text:style-name="P7"/>
      <text:p text:style-name="P7"/>
      <text:p text:style-name="P7"/>
      <text:p text:style-name="P10"><text:span text:style-name="T5">Il/La sottoscritto/a _________</text:span><text:span text:style-name="T8">Samuele Valiante</text:span><text:span text:style-name="T5">__________ dichiara di essere informato/a, ai sensi e per gli effetti della normativa vigente, che i dati personali raccolti saranno trattati, anche con strumenti informatici, esclusivamente nell’ambito del corso e pertanto esprime il proprio consenso al trattamento degli stessi dati.</text:span></text:p>
      <text:p text:style-name="P11"/>
      <text:p text:style-name="P11"/>
      <text:p text:style-name="P12">Data ____________<text:span text:style-name="T3">9/01/2026</text:span>_____________<text:tab/><text:tab/><text:tab/><text:tab/><text:tab/>Firma</text:p>
      <text:p text:style-name="P12"/>
      <text:p text:style-name="P12"><text:tab/><text:tab/><text:tab/><text:tab/><text:tab/><text:tab/><text:tab/><text:tab/><text:tab/><text:tab/> <text:s text:c="2"/><text:span text:style-name="T9">Samuele Valiant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ourier New" svg:font-family="'Courier New'" style:font-family-generic="modern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Symbol" svg:font-family="Symbol" style:font-family-generic="decorative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decorative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it" fo:country="I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he" style:country-complex="IL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0pt" style:font-size-asian="10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WW8Num1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8Num2z0" style:family="text">
      <style:text-properties style:font-name="Symbol" fo:font-family="Symbol" style:font-family-generic="decorative" style:font-pitch="variable" style:font-charset="x-symbol" fo:font-size="8pt" style:font-size-asian="8pt" style:font-name-complex="Symbol" style:font-family-complex="Symbol" style:font-family-generic-complex="decorative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8Num2z3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3z0" style:family="text">
      <style:text-properties style:font-name="Wingdings" fo:font-family="Wingdings" style:font-family-generic="decorative" style:font-pitch="variable" fo:font-size="8pt" style:font-size-asian="8pt" style:font-name-complex="Wingdings" style:font-family-complex="Wingdings" style:font-family-generic-complex="decorative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8Num3z3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4z0" style:family="text">
      <style:text-properties style:font-name="Wingdings" fo:font-family="Wingdings" style:font-family-generic="decorative" style:font-pitch="variable" fo:font-size="8pt" style:font-size-asian="8pt" style:font-name-complex="Wingdings" style:font-family-complex="Wingdings" style:font-family-generic-complex="decorative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8Num4z3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5z0" style:family="text">
      <style:text-properties style:font-name="Wingdings" fo:font-family="Wingdings" style:font-family-generic="decorative" style:font-pitch="variable" fo:font-size="8pt" style:font-size-asian="8pt" style:font-name-complex="Wingdings" style:font-family-complex="Wingdings" style:font-family-generic-complex="decorative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8Num5z3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6z0" style:family="text">
      <style:text-properties style:font-name="Symbol" fo:font-family="Symbol" style:font-family-generic="decorative" style:font-pitch="variable" style:font-charset="x-symbol" fo:font-size="8pt" style:font-size-asian="8pt" style:font-name-complex="Symbol" style:font-family-complex="Symbol" style:font-family-generic-complex="decorative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8Num6z3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7z0" style:family="text">
      <style:text-properties style:font-name="Wingdings" fo:font-family="Wingdings" style:font-family-generic="decorative" style:font-pitch="variable" fo:font-size="8pt" style:font-size-asian="8pt" style:font-name-complex="Wingdings" style:font-family-complex="Wingdings" style:font-family-generic-complex="decorative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8Num7z3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Car._20_predefinito_20_paragrafo" style:display-name="Car. predefinito paragraf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loext:num-list-format="%3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"/>
      </text:list-level-style-bullet>
      <text:list-level-style-bullet text:level="4" text:style-name="WW8Num1z3" loext:num-list-format="%4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loext:num-list-format="%5%.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loext:num-list-format="%7%.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"/>
      </text:list-level-style-bullet>
      <text:list-level-style-bullet text:level="8" text:style-name="WW8Num1z3" loext:num-list-format="%8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loext:num-list-format="%9%.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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3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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loext:num-list-format="%1%." style:num-suffix="." text:bullet-char="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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7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7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7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7874in" fo:margin-left="0.7874in" fo:margin-right="0.7874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Corso di Ingegneria del Software </dc:title>
    <dc:subject/>
    <meta:keyword/>
    <meta:initial-creator>.</meta:initial-creator>
    <meta:creation-date>2016-09-21T18:09:00</meta:creation-date>
    <dc:date>2026-01-09T23:10:47.703358945</dc:date>
    <meta:editing-cycles>6</meta:editing-cycles>
    <meta:editing-duration>PT6M11S</meta:editing-duration>
    <meta:document-statistic meta:table-count="0" meta:image-count="0" meta:object-count="0" meta:page-count="10" meta:paragraph-count="140" meta:word-count="1000" meta:character-count="10709" meta:non-whitespace-character-count="9640"/>
    <meta:generator>LibreOffice/25.8.4.2$Linux_X86_64 LibreOffice_project/580$Build-2</meta:generator>
  </office:meta>
</office:document-meta>
</file>